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7559in" svg:height="7.435in" svg:x="5.9283in" svg:y="0.4709in">
            <draw:object draw:notify-on-update-of-ranges="Sheet1.A1:Sheet1.A1 Sheet1.A2:Sheet1.A19 Sheet1.B1:Sheet1.B1 Sheet1.B2:Sheet1.B19 Sheet1.C1:Sheet1.C1 Sheet1.C2:Sheet1.C19 Sheet1.D1:Sheet1.D1 Sheet1.D2:Sheet1.D19 Sheet1.E1:Sheet1.E1 Sheet1.E2:Sheet1.E19 Sheet1.F1:Sheet1.F1 Sheet1.F2:Sheet1.F19 Sheet1.G1:Sheet1.G1 Sheet1.G2:Sheet1.G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JoinPlainTest</text:p>
          </table:table-cell>
          <table:table-cell office:value-type="string" calcext:value-type="string">
            <text:p>JoinAlphaOptimizeNoJVMJitTest</text:p>
          </table:table-cell>
          <table:table-cell office:value-type="string" calcext:value-type="string">
            <text:p>JoinAlphaOptimizeTest</text:p>
          </table:table-cell>
          <table:table-cell office:value-type="string" calcext:value-type="string">
            <text:p>JoinFullWarmUp20Test</text:p>
          </table:table-cell>
          <table:table-cell office:value-type="string" calcext:value-type="string">
            <text:p>JoinFullWarmUp100Test</text:p>
          </table:table-cell>
          <table:table-cell office:value-type="string" calcext:value-type="string">
            <text:p>JoinAlphaAndFullWarmUp100Test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75" calcext:value-type="float">
            <text:p>0.7975</text:p>
          </table:table-cell>
          <table:table-cell office:value-type="float" office:value="1.66915794718485" calcext:value-type="float">
            <text:p>1.6691579472</text:p>
          </table:table-cell>
          <table:table-cell office:value-type="float" office:value="1.7425" calcext:value-type="float">
            <text:p>1.7425</text:p>
          </table:table-cell>
          <table:table-cell office:value-type="float" office:value="3.95" calcext:value-type="float">
            <text:p>3.95</text:p>
          </table:table-cell>
          <table:table-cell office:value-type="float" office:value="4.55021276595745" calcext:value-type="float">
            <text:p>4.550212766</text:p>
          </table:table-cell>
          <table:table-cell office:value-type="float" office:value="5.03677130044843" calcext:value-type="float">
            <text:p>5.0367713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5604693140794" calcext:value-type="float">
            <text:p>2.3560469314</text:p>
          </table:table-cell>
          <table:table-cell office:value-type="float" office:value="3.16957605985037" calcext:value-type="float">
            <text:p>3.1695760599</text:p>
          </table:table-cell>
          <table:table-cell office:value-type="float" office:value="3.77417746759721" calcext:value-type="float">
            <text:p>3.7741774676</text:p>
          </table:table-cell>
          <table:table-cell office:value-type="float" office:value="6.4545" calcext:value-type="float">
            <text:p>6.4545</text:p>
          </table:table-cell>
          <table:table-cell office:value-type="float" office:value="8.24043715846995" calcext:value-type="float">
            <text:p>8.2404371585</text:p>
          </table:table-cell>
          <table:table-cell office:value-type="float" office:value="8.33148404993065" calcext:value-type="float">
            <text:p>8.3314840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25687156421789" calcext:value-type="float">
            <text:p>4.2568715642</text:p>
          </table:table-cell>
          <table:table-cell office:value-type="float" office:value="4.11070780399274" calcext:value-type="float">
            <text:p>4.110707804</text:p>
          </table:table-cell>
          <table:table-cell office:value-type="float" office:value="6.069" calcext:value-type="float">
            <text:p>6.069</text:p>
          </table:table-cell>
          <table:table-cell office:value-type="float" office:value="7.24547677261614" calcext:value-type="float">
            <text:p>7.2454767726</text:p>
          </table:table-cell>
          <table:table-cell office:value-type="float" office:value="8.34728610855566" calcext:value-type="float">
            <text:p>8.3472861086</text:p>
          </table:table-cell>
          <table:table-cell office:value-type="float" office:value="8.5685903500473" calcext:value-type="float">
            <text:p>8.568590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35204332840965" calcext:value-type="float">
            <text:p>4.3520433284</text:p>
          </table:table-cell>
          <table:table-cell office:value-type="float" office:value="5.46852189781022" calcext:value-type="float">
            <text:p>5.4685218978</text:p>
          </table:table-cell>
          <table:table-cell office:value-type="float" office:value="6.27397868561279" calcext:value-type="float">
            <text:p>6.2739786856</text:p>
          </table:table-cell>
          <table:table-cell office:value-type="float" office:value="8.39001848428836" calcext:value-type="float">
            <text:p>8.3900184843</text:p>
          </table:table-cell>
          <table:table-cell office:value-type="float" office:value="8.916" calcext:value-type="float">
            <text:p>8.916</text:p>
          </table:table-cell>
          <table:table-cell office:value-type="float" office:value="8.62346263008515" calcext:value-type="float">
            <text:p>8.62346263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90545808966862" calcext:value-type="float">
            <text:p>5.9054580897</text:p>
          </table:table-cell>
          <table:table-cell office:value-type="float" office:value="7.84807596201899" calcext:value-type="float">
            <text:p>7.848075962</text:p>
          </table:table-cell>
          <table:table-cell office:value-type="float" office:value="8.923" calcext:value-type="float">
            <text:p>8.923</text:p>
          </table:table-cell>
          <table:table-cell office:value-type="float" office:value="7.68215892053973" calcext:value-type="float">
            <text:p>7.6821589205</text:p>
          </table:table-cell>
          <table:table-cell office:value-type="float" office:value="8.401" calcext:value-type="float">
            <text:p>8.401</text:p>
          </table:table-cell>
          <table:table-cell office:value-type="float" office:value="8.64638783269962" calcext:value-type="float">
            <text:p>8.6463878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70479520479521" calcext:value-type="float">
            <text:p>7.7047952048</text:p>
          </table:table-cell>
          <table:table-cell office:value-type="float" office:value="7.13421181063934" calcext:value-type="float">
            <text:p>7.1342118106</text:p>
          </table:table-cell>
          <table:table-cell office:value-type="float" office:value="6.81709145427286" calcext:value-type="float">
            <text:p>6.8170914543</text:p>
          </table:table-cell>
          <table:table-cell office:value-type="float" office:value="8.065" calcext:value-type="float">
            <text:p>8.065</text:p>
          </table:table-cell>
          <table:table-cell office:value-type="float" office:value="8.58670664667666" calcext:value-type="float">
            <text:p>8.5867066467</text:p>
          </table:table-cell>
          <table:table-cell office:value-type="float" office:value="8.75311601150527" calcext:value-type="float">
            <text:p>8.75311601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82783882783883" calcext:value-type="float">
            <text:p>6.8278388278</text:p>
          </table:table-cell>
          <table:table-cell office:value-type="float" office:value="7.99956082564778" calcext:value-type="float">
            <text:p>7.9995608256</text:p>
          </table:table-cell>
          <table:table-cell office:value-type="float" office:value="7.54984492689411" calcext:value-type="float">
            <text:p>7.5498449269</text:p>
          </table:table-cell>
          <table:table-cell office:value-type="float" office:value="8.38130200685267" calcext:value-type="float">
            <text:p>8.3813020069</text:p>
          </table:table-cell>
          <table:table-cell office:value-type="float" office:value="8.5505" calcext:value-type="float">
            <text:p>8.5505</text:p>
          </table:table-cell>
          <table:table-cell office:value-type="float" office:value="8.76332213154105" calcext:value-type="float">
            <text:p>8.76332213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5465" calcext:value-type="float">
            <text:p>6.5465</text:p>
          </table:table-cell>
          <table:table-cell office:value-type="float" office:value="8.08913525498891" calcext:value-type="float">
            <text:p>8.089135255</text:p>
          </table:table-cell>
          <table:table-cell office:value-type="float" office:value="7.96456692913386" calcext:value-type="float">
            <text:p>7.9645669291</text:p>
          </table:table-cell>
          <table:table-cell office:value-type="float" office:value="8.46592489568846" calcext:value-type="float">
            <text:p>8.4659248957</text:p>
          </table:table-cell>
          <table:table-cell office:value-type="float" office:value="8.428" calcext:value-type="float">
            <text:p>8.428</text:p>
          </table:table-cell>
          <table:table-cell office:value-type="float" office:value="8.44336569579288" calcext:value-type="float">
            <text:p>8.44336569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22568636575151" calcext:value-type="float">
            <text:p>5.2256863658</text:p>
          </table:table-cell>
          <table:table-cell office:value-type="float" office:value="8.0739920248117" calcext:value-type="float">
            <text:p>8.0739920248</text:p>
          </table:table-cell>
          <table:table-cell office:value-type="float" office:value="7.95076252723312" calcext:value-type="float">
            <text:p>7.9507625272</text:p>
          </table:table-cell>
          <table:table-cell office:value-type="float" office:value="8.50909090909091" calcext:value-type="float">
            <text:p>8.5090909091</text:p>
          </table:table-cell>
          <table:table-cell office:value-type="float" office:value="5.66600790513834" calcext:value-type="float">
            <text:p>5.6660079051</text:p>
          </table:table-cell>
          <table:table-cell office:value-type="float" office:value="8.2509009009009" calcext:value-type="float">
            <text:p>8.2509009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" calcext:value-type="float">
            <text:p>5.42</text:p>
          </table:table-cell>
          <table:table-cell office:value-type="float" office:value="9.022" calcext:value-type="float">
            <text:p>9.022</text:p>
          </table:table-cell>
          <table:table-cell office:value-type="float" office:value="7.356" calcext:value-type="float">
            <text:p>7.356</text:p>
          </table:table-cell>
          <table:table-cell office:value-type="float" office:value="8.22386720502468" calcext:value-type="float">
            <text:p>8.223867205</text:p>
          </table:table-cell>
          <table:table-cell office:value-type="float" office:value="7.88514680483592" calcext:value-type="float">
            <text:p>7.8851468048</text:p>
          </table:table-cell>
          <table:table-cell office:value-type="float" office:value="8.29387755102041" calcext:value-type="float">
            <text:p>8.2938775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9635" calcext:value-type="float">
            <text:p>8.9635</text:p>
          </table:table-cell>
          <table:table-cell office:value-type="float" office:value="5.4422992540588" calcext:value-type="float">
            <text:p>5.4422992541</text:p>
          </table:table-cell>
          <table:table-cell office:value-type="float" office:value="6.48" calcext:value-type="float">
            <text:p>6.48</text:p>
          </table:table-cell>
          <table:table-cell office:value-type="float" office:value="5.60294795025334" calcext:value-type="float">
            <text:p>5.6029479503</text:p>
          </table:table-cell>
          <table:table-cell office:value-type="float" office:value="8.03519577650682" calcext:value-type="float">
            <text:p>8.0351957765</text:p>
          </table:table-cell>
          <table:table-cell office:value-type="float" office:value="8.25298013245033" calcext:value-type="float">
            <text:p>8.25298013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8885" calcext:value-type="float">
            <text:p>6.8885</text:p>
          </table:table-cell>
          <table:table-cell office:value-type="float" office:value="5.67178770949721" calcext:value-type="float">
            <text:p>5.6717877095</text:p>
          </table:table-cell>
          <table:table-cell office:value-type="float" office:value="6.82624599908551" calcext:value-type="float">
            <text:p>6.8262459991</text:p>
          </table:table-cell>
          <table:table-cell office:value-type="float" office:value="8.27606527651859" calcext:value-type="float">
            <text:p>8.276065276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24250214224507" calcext:value-type="float">
            <text:p>7.2425021422</text:p>
          </table:table-cell>
          <table:table-cell office:value-type="float" office:value="8.0535" calcext:value-type="float">
            <text:p>8.0535</text:p>
          </table:table-cell>
          <table:table-cell office:value-type="float" office:value="5.27236381809095" calcext:value-type="float">
            <text:p>5.272363818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424" calcext:value-type="float">
            <text:p>8.424</text:p>
          </table:table-cell>
          <table:table-cell office:value-type="float" office:value="6.71842843779233" calcext:value-type="float">
            <text:p>6.7184284378</text:p>
          </table:table-cell>
          <table:table-cell office:value-type="float" office:value="6.54708097928437" calcext:value-type="float">
            <text:p>6.547080979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44063819802909" calcext:value-type="float">
            <text:p>6.44063819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12:27:57.558032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ya Kobayashi</meta:initial-creator>
    <meta:creation-date>2015-07-16T18:34:26.280221208</meta:creation-date>
    <dc:date>2015-07-28T15:33:07.959932263</dc:date>
    <dc:creator>Toshiya Kobayashi</dc:creator>
    <meta:editing-duration>PT1H30M31S</meta:editing-duration>
    <meta:editing-cycles>10</meta:editing-cycles>
    <meta:generator>LibreOffice/4.2.8.2$Linux_X86_64 LibreOffice_project/420$Build-2</meta:generator>
    <meta:document-statistic meta:table-count="2" meta:cell-count="1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941cm" svg:height="18.886cm" xlink:href=".." xlink:type="simple" chart:class="chart:line" chart:style-name="ch1">
        <chart:legend chart:legend-position="end" svg:x="28.464cm" svg:y="7.899cm" style:legend-expansion="high" chart:style-name="ch2"/>
        <chart:plot-area chart:style-name="ch3" table:cell-range-address="Sheet1.A1:Sheet1.G19" chart:data-source-has-labels="both" svg:x="1.709cm" svg:y="0.377cm" svg:width="26.057cm" svg:height="17.151cm">
          <chartooo:coordinate-region svg:x="2.33cm" svg:y="0.576cm" svg:width="25.249cm" svg:height="16.305cm"/>
          <chart:axis chart:dimension="x" chart:name="primary-x" chart:style-name="ch4" chartooo:axis-type="text">
            <chart:title svg:x="14.415cm" svg:y="17.905cm" chart:style-name="ch5">
              <text:p>sec</text:p>
            </chart:title>
            <chart:categories table:cell-range-address="Sheet1.A2:Sheet1.A19"/>
          </chart:axis>
          <chart:axis chart:dimension="y" chart:name="primary-y" chart:style-name="ch4">
            <chart:title svg:x="0.451cm" svg:y="10.544cm" chart:style-name="ch6">
              <text:p>throughput (num/ms)</text:p>
            </chart:title>
            <chart:grid chart:style-name="ch7" chart:class="major"/>
          </chart:axis>
          <chart:series chart:style-name="ch8" chart:values-cell-range-address="Sheet1.B2:Sheet1.B19" chart:label-cell-address="Sheet1.B1:Sheet1.B1" chart:class="chart:line">
            <chart:data-point chart:repeated="18"/>
          </chart:series>
          <chart:series chart:style-name="ch9" chart:values-cell-range-address="Sheet1.C2:Sheet1.C19" chart:label-cell-address="Sheet1.C1:Sheet1.C1" chart:class="chart:line">
            <chart:data-point chart:repeated="18"/>
          </chart:series>
          <chart:series chart:style-name="ch10" chart:values-cell-range-address="Sheet1.D2:Sheet1.D19" chart:label-cell-address="Sheet1.D1:Sheet1.D1" chart:class="chart:line">
            <chart:data-point chart:repeated="18"/>
          </chart:series>
          <chart:series chart:style-name="ch11" chart:values-cell-range-address="Sheet1.E2:Sheet1.E19" chart:label-cell-address="Sheet1.E1:Sheet1.E1" chart:class="chart:line">
            <chart:data-point chart:repeated="18"/>
          </chart:series>
          <chart:series chart:style-name="ch12" chart:values-cell-range-address="Sheet1.F2:Sheet1.F19" chart:label-cell-address="Sheet1.F1:Sheet1.F1" chart:class="chart:line">
            <chart:data-point chart:repeated="18"/>
          </chart:series>
          <chart:series chart:style-name="ch13" chart:values-cell-range-address="Sheet1.G2:Sheet1.G19" chart:label-cell-address="Sheet1.G1:Sheet1.G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inPlainTest</text:p>
                <draw:g>
                  <svg:desc>Sheet1.B1:Sheet1.B1</svg:desc>
                </draw:g>
              </table:table-cell>
              <table:table-cell office:value-type="string">
                <text:p>JoinAlphaOptimizeNoJVMJitTest</text:p>
                <draw:g>
                  <svg:desc>Sheet1.C1:Sheet1.C1</svg:desc>
                </draw:g>
              </table:table-cell>
              <table:table-cell office:value-type="string">
                <text:p>JoinAlphaOptimizeTest</text:p>
                <draw:g>
                  <svg:desc>Sheet1.D1:Sheet1.D1</svg:desc>
                </draw:g>
              </table:table-cell>
              <table:table-cell office:value-type="string">
                <text:p>JoinFullWarmUp20Test</text:p>
                <draw:g>
                  <svg:desc>Sheet1.E1:Sheet1.E1</svg:desc>
                </draw:g>
              </table:table-cell>
              <table:table-cell office:value-type="string">
                <text:p>JoinFullWarmUp100Test</text:p>
                <draw:g>
                  <svg:desc>Sheet1.F1:Sheet1.F1</svg:desc>
                </draw:g>
              </table:table-cell>
              <table:table-cell office:value-type="string">
                <text:p>JoinAlphaAndFullWarmUp100Tes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9</svg:desc>
                </draw:g>
              </table:table-cell>
              <table:table-cell office:value-type="float" office:value="0">
                <text:p>0</text:p>
                <draw:g>
                  <svg:desc>Sheet1.B2:Sheet1.B19</svg:desc>
                </draw:g>
              </table:table-cell>
              <table:table-cell office:value-type="float" office:value="0">
                <text:p>0</text:p>
                <draw:g>
                  <svg:desc>Sheet1.C2:Sheet1.C19</svg:desc>
                </draw:g>
              </table:table-cell>
              <table:table-cell office:value-type="float" office:value="0">
                <text:p>0</text:p>
                <draw:g>
                  <svg:desc>Sheet1.D2:Sheet1.D19</svg:desc>
                </draw:g>
              </table:table-cell>
              <table:table-cell office:value-type="float" office:value="0">
                <text:p>0</text:p>
                <draw:g>
                  <svg:desc>Sheet1.E2:Sheet1.E19</svg:desc>
                </draw:g>
              </table:table-cell>
              <table:table-cell office:value-type="float" office:value="0">
                <text:p>0</text:p>
                <draw:g>
                  <svg:desc>Sheet1.F2:Sheet1.F19</svg:desc>
                </draw:g>
              </table:table-cell>
              <table:table-cell office:value-type="float" office:value="0">
                <text:p>0</text:p>
                <draw:g>
                  <svg:desc>Sheet1.G2:Sheet1.G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975">
                <text:p>0.7975</text:p>
              </table:table-cell>
              <table:table-cell office:value-type="float" office:value="1.66915794718485">
                <text:p>1.66915794718485</text:p>
              </table:table-cell>
              <table:table-cell office:value-type="float" office:value="1.7425">
                <text:p>1.7425</text:p>
              </table:table-cell>
              <table:table-cell office:value-type="float" office:value="3.95">
                <text:p>3.95</text:p>
              </table:table-cell>
              <table:table-cell office:value-type="float" office:value="4.55021276595745">
                <text:p>4.55021276595745</text:p>
              </table:table-cell>
              <table:table-cell office:value-type="float" office:value="5.03677130044843">
                <text:p>5.036771300448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35604693140794">
                <text:p>2.35604693140794</text:p>
              </table:table-cell>
              <table:table-cell office:value-type="float" office:value="3.16957605985037">
                <text:p>3.16957605985037</text:p>
              </table:table-cell>
              <table:table-cell office:value-type="float" office:value="3.77417746759721">
                <text:p>3.77417746759721</text:p>
              </table:table-cell>
              <table:table-cell office:value-type="float" office:value="6.4545">
                <text:p>6.4545</text:p>
              </table:table-cell>
              <table:table-cell office:value-type="float" office:value="8.24043715846995">
                <text:p>8.24043715846995</text:p>
              </table:table-cell>
              <table:table-cell office:value-type="float" office:value="8.33148404993065">
                <text:p>8.3314840499306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25687156421789">
                <text:p>4.25687156421789</text:p>
              </table:table-cell>
              <table:table-cell office:value-type="float" office:value="4.11070780399274">
                <text:p>4.11070780399274</text:p>
              </table:table-cell>
              <table:table-cell office:value-type="float" office:value="6.069">
                <text:p>6.069</text:p>
              </table:table-cell>
              <table:table-cell office:value-type="float" office:value="7.24547677261614">
                <text:p>7.24547677261614</text:p>
              </table:table-cell>
              <table:table-cell office:value-type="float" office:value="8.34728610855566">
                <text:p>8.34728610855566</text:p>
              </table:table-cell>
              <table:table-cell office:value-type="float" office:value="8.5685903500473">
                <text:p>8.56859035004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35204332840965">
                <text:p>4.35204332840965</text:p>
              </table:table-cell>
              <table:table-cell office:value-type="float" office:value="5.46852189781022">
                <text:p>5.46852189781022</text:p>
              </table:table-cell>
              <table:table-cell office:value-type="float" office:value="6.27397868561279">
                <text:p>6.27397868561279</text:p>
              </table:table-cell>
              <table:table-cell office:value-type="float" office:value="8.39001848428836">
                <text:p>8.39001848428836</text:p>
              </table:table-cell>
              <table:table-cell office:value-type="float" office:value="8.916">
                <text:p>8.916</text:p>
              </table:table-cell>
              <table:table-cell office:value-type="float" office:value="8.62346263008515">
                <text:p>8.623462630085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90545808966862">
                <text:p>5.90545808966862</text:p>
              </table:table-cell>
              <table:table-cell office:value-type="float" office:value="7.84807596201899">
                <text:p>7.84807596201899</text:p>
              </table:table-cell>
              <table:table-cell office:value-type="float" office:value="8.923">
                <text:p>8.923</text:p>
              </table:table-cell>
              <table:table-cell office:value-type="float" office:value="7.68215892053973">
                <text:p>7.68215892053973</text:p>
              </table:table-cell>
              <table:table-cell office:value-type="float" office:value="8.401">
                <text:p>8.401</text:p>
              </table:table-cell>
              <table:table-cell office:value-type="float" office:value="8.64638783269962">
                <text:p>8.6463878326996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.70479520479521">
                <text:p>7.70479520479521</text:p>
              </table:table-cell>
              <table:table-cell office:value-type="float" office:value="7.13421181063934">
                <text:p>7.13421181063934</text:p>
              </table:table-cell>
              <table:table-cell office:value-type="float" office:value="6.81709145427286">
                <text:p>6.81709145427286</text:p>
              </table:table-cell>
              <table:table-cell office:value-type="float" office:value="8.065">
                <text:p>8.065</text:p>
              </table:table-cell>
              <table:table-cell office:value-type="float" office:value="8.58670664667666">
                <text:p>8.58670664667666</text:p>
              </table:table-cell>
              <table:table-cell office:value-type="float" office:value="8.75311601150527">
                <text:p>8.7531160115052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.82783882783883">
                <text:p>6.82783882783883</text:p>
              </table:table-cell>
              <table:table-cell office:value-type="float" office:value="7.99956082564778">
                <text:p>7.99956082564778</text:p>
              </table:table-cell>
              <table:table-cell office:value-type="float" office:value="7.54984492689411">
                <text:p>7.54984492689411</text:p>
              </table:table-cell>
              <table:table-cell office:value-type="float" office:value="8.38130200685267">
                <text:p>8.38130200685267</text:p>
              </table:table-cell>
              <table:table-cell office:value-type="float" office:value="8.5505">
                <text:p>8.5505</text:p>
              </table:table-cell>
              <table:table-cell office:value-type="float" office:value="8.76332213154105">
                <text:p>8.763322131541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5465">
                <text:p>6.5465</text:p>
              </table:table-cell>
              <table:table-cell office:value-type="float" office:value="8.08913525498891">
                <text:p>8.08913525498891</text:p>
              </table:table-cell>
              <table:table-cell office:value-type="float" office:value="7.96456692913386">
                <text:p>7.96456692913386</text:p>
              </table:table-cell>
              <table:table-cell office:value-type="float" office:value="8.46592489568846">
                <text:p>8.46592489568846</text:p>
              </table:table-cell>
              <table:table-cell office:value-type="float" office:value="8.428">
                <text:p>8.428</text:p>
              </table:table-cell>
              <table:table-cell office:value-type="float" office:value="8.44336569579288">
                <text:p>8.4433656957928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.22568636575151">
                <text:p>5.22568636575151</text:p>
              </table:table-cell>
              <table:table-cell office:value-type="float" office:value="8.0739920248117">
                <text:p>8.0739920248117</text:p>
              </table:table-cell>
              <table:table-cell office:value-type="float" office:value="7.95076252723312">
                <text:p>7.95076252723312</text:p>
              </table:table-cell>
              <table:table-cell office:value-type="float" office:value="8.50909090909091">
                <text:p>8.50909090909091</text:p>
              </table:table-cell>
              <table:table-cell office:value-type="float" office:value="5.66600790513834">
                <text:p>5.66600790513834</text:p>
              </table:table-cell>
              <table:table-cell office:value-type="float" office:value="8.2509009009009">
                <text:p>8.25090090090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42">
                <text:p>5.42</text:p>
              </table:table-cell>
              <table:table-cell office:value-type="float" office:value="9.022">
                <text:p>9.022</text:p>
              </table:table-cell>
              <table:table-cell office:value-type="float" office:value="7.356">
                <text:p>7.356</text:p>
              </table:table-cell>
              <table:table-cell office:value-type="float" office:value="8.22386720502468">
                <text:p>8.22386720502468</text:p>
              </table:table-cell>
              <table:table-cell office:value-type="float" office:value="7.88514680483592">
                <text:p>7.88514680483592</text:p>
              </table:table-cell>
              <table:table-cell office:value-type="float" office:value="8.29387755102041">
                <text:p>8.2938775510204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.9635">
                <text:p>8.9635</text:p>
              </table:table-cell>
              <table:table-cell office:value-type="float" office:value="5.4422992540588">
                <text:p>5.4422992540588</text:p>
              </table:table-cell>
              <table:table-cell office:value-type="float" office:value="6.48">
                <text:p>6.48</text:p>
              </table:table-cell>
              <table:table-cell office:value-type="float" office:value="5.60294795025334">
                <text:p>5.60294795025334</text:p>
              </table:table-cell>
              <table:table-cell office:value-type="float" office:value="8.03519577650682">
                <text:p>8.03519577650682</text:p>
              </table:table-cell>
              <table:table-cell office:value-type="float" office:value="8.25298013245033">
                <text:p>8.252980132450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.8885">
                <text:p>6.8885</text:p>
              </table:table-cell>
              <table:table-cell office:value-type="float" office:value="5.67178770949721">
                <text:p>5.67178770949721</text:p>
              </table:table-cell>
              <table:table-cell office:value-type="float" office:value="6.82624599908551">
                <text:p>6.82624599908551</text:p>
              </table:table-cell>
              <table:table-cell office:value-type="float" office:value="8.27606527651859">
                <text:p>8.2760652765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7.24250214224507">
                <text:p>7.24250214224507</text:p>
              </table:table-cell>
              <table:table-cell office:value-type="float" office:value="8.0535">
                <text:p>8.0535</text:p>
              </table:table-cell>
              <table:table-cell office:value-type="float" office:value="5.27236381809095">
                <text:p>5.27236381809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.424">
                <text:p>8.424</text:p>
              </table:table-cell>
              <table:table-cell office:value-type="float" office:value="6.71842843779233">
                <text:p>6.71842843779233</text:p>
              </table:table-cell>
              <table:table-cell office:value-type="float" office:value="6.54708097928437">
                <text:p>6.5470809792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44063819802909">
                <text:p>6.44063819802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